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5ac1" officeooo:paragraph-rsid="001a5ac1"/>
    </style:style>
    <style:style style:name="P2" style:family="paragraph" style:parent-style-name="Standard">
      <style:paragraph-properties fo:text-align="start" style:justify-single-word="false"/>
      <style:text-properties officeooo:rsid="001a5ac1" officeooo:paragraph-rsid="001a5ac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5ac1" officeooo:paragraph-rsid="001a5ac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a5ac1" officeooo:paragraph-rsid="001a5ac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a5ac1" officeooo:paragraph-rsid="001b428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b4281" officeooo:paragraph-rsid="001b428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ea717" officeooo:paragraph-rsid="001ea71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b4281" officeooo:paragraph-rsid="001b4281"/>
    </style:style>
    <style:style style:name="P9" style:family="paragraph" style:parent-style-name="Standard">
      <style:paragraph-properties fo:text-align="start" style:justify-single-word="false"/>
      <style:text-properties officeooo:rsid="001b4281" officeooo:paragraph-rsid="001d4024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a5ac1" officeooo:paragraph-rsid="001a5ac1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weight="normal" style:font-weight-asian="normal" style:font-weight-complex="normal"/>
    </style:style>
    <style:style style:name="T4" style:family="text">
      <style:text-properties style:font-name="Liberation Serif1" fo:font-weight="normal" officeooo:rsid="001b4281" style:font-weight-asian="normal" style:font-weight-complex="normal"/>
    </style:style>
    <style:style style:name="T5" style:family="text">
      <style:text-properties style:font-name="Liberation Serif1" fo:font-weight="normal" officeooo:rsid="001d4024" style:font-weight-asian="normal" style:font-weight-complex="normal"/>
    </style:style>
    <style:style style:name="T6" style:family="text">
      <style:text-properties style:font-name="Liberation Serif1" fo:font-weight="bold" style:font-weight-asian="bold" style:font-weight-complex="bold"/>
    </style:style>
    <style:style style:name="T7" style:family="text">
      <style:text-properties style:font-name="Liberation Serif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kumentace<text:line-break/>IPK 1. projekt</text:p>
      <text:p text:style-name="P1"/>
      <text:p text:style-name="P1">2018/2019</text:p>
      <text:p text:style-name="P2"/>
      <text:p text:style-name="P3">Klient pro OpenWeatherMap API</text:p>
      <text:p text:style-name="P7">Autor</text:p>
      <text:p text:style-name="P7"><text:tab/><text:span text:style-name="T1">Daniel Štěpánek</text:span></text:p>
      <text:p text:style-name="P7"><text:span text:style-name="T1"><text:tab/></text:span><text:a xlink:type="simple" xlink:href="mailto:xstepa61@stud.fit.vutbr.cz" text:style-name="Internet_20_link" text:visited-style-name="Visited_20_Internet_20_Link"><text:span text:style-name="T1">xstepa61</text:span></text:a><text:a xlink:type="simple" xlink:href="mailto:xstepa61@stud.fit.vutbr.cz" text:style-name="Internet_20_link" text:visited-style-name="Visited_20_Internet_20_Link"><text:span text:style-name="T3">@</text:span></text:a><text:a xlink:type="simple" xlink:href="mailto:xstepa61@stud.fit.vutbr.cz" text:style-name="Internet_20_link" text:visited-style-name="Visited_20_Internet_20_Link"><text:span text:style-name="T7">stud.fit.vutbr.cz</text:span></text:a></text:p>
      <text:p text:style-name="P3"/>
      <text:p text:style-name="P4">Importované knihovny</text:p>
      <text:p text:style-name="P4"><text:tab/><text:span text:style-name="T1">sys</text:span></text:p>
      <text:p text:style-name="P4"><text:span text:style-name="T1"><text:tab/>socket</text:span></text:p>
      <text:p text:style-name="P4"><text:span text:style-name="T1"><text:tab/>json</text:span></text:p>
      <text:p text:style-name="P4"><text:span text:style-name="T1"/></text:p>
      <text:p text:style-name="P4">Spuštění skriptu</text:p>
      <text:p text:style-name="P5"><text:tab/><text:span text:style-name="T1">make run api_key=</text:span><text:span text:style-name="T4"> </text:span><text:span text:style-name="T3">&lt;</text:span><text:span text:style-name="T4">api_key&gt; city= </text:span><text:span text:style-name="T3">&lt;</text:span><text:span text:style-name="T4">city&gt;</text:span></text:p>
      <text:p text:style-name="P6"><text:span text:style-name="T3"><text:tab/>Parametr “city” v případě víceslovných názvů je nutné zadávat v uvozovkách. </text:span></text:p>
      <text:p text:style-name="P6"><text:span text:style-name="T3"/></text:p>
      <text:p text:style-name="P6"><text:span text:style-name="T2">Podrobnosti k implementaci</text:span></text:p>
      <text:p text:style-name="P9"><text:span text:style-name="T6"><text:tab/></text:span><text:span text:style-name="T3">Skript navazuje spojení se serverem api.openweathermap.org pomocí knihovních funkcí z knihovny socket. <text:s/></text:span><text:span text:style-name="T5">Pro správnou komunikaci je dotaz na server nejprve kódován do posloupnousti bytů a následně zaslán pomocí socketu.</text:span></text:p>
      <text:p text:style-name="P9"><text:span text:style-name="T5"><text:tab/>Přijatá data jsou dekódována podle “UTF-8”. Následně rozdělena na hlavičkovou část a datovou část pro snadnější převod do JSON formátu.</text:span></text:p>
      <text:p text:style-name="P9"><text:span text:style-name="T5"><text:tab/>K datům je přistupováno pomocí klíčů a zároveň je kontrolováno, zda přijatá data obsahují příslušnou informaci.</text:span></text:p>
      <text:p text:style-name="P9"><text:span text:style-name="T5"><text:s/><text:tab/>Následně je ukončena komunikace se serverem pomocí funkce close().</text:span></text:p>
      <text:p text:style-name="P8"><text:span text:style-name="T3"/></text:p>
      <text:p text:style-name="P8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2:04:29.881544503</meta:creation-date>
    <dc:date>2019-03-11T22:41:24.859220211</dc:date>
    <meta:editing-duration>PT6M24S</meta:editing-duration>
    <meta:editing-cycles>1</meta:editing-cycles>
    <meta:document-statistic meta:table-count="0" meta:image-count="0" meta:object-count="0" meta:page-count="1" meta:paragraph-count="19" meta:word-count="114" meta:character-count="844" meta:non-whitespace-character-count="733"/>
    <meta:generator>LibreOffice/6.0.7.3$Linux_X86_64 LibreOffice_project/00m0$Build-3</meta:generator>
  </office:meta>
</office:document-meta>
</file>